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1080000008A9B6F06B3.gif" manifest:media-type="image/gif"/>
  <manifest:file-entry manifest:full-path="Pictures/100000000000006300000064523AD13E.gif" manifest:media-type="image/gif"/>
  <manifest:file-entry manifest:full-path="Pictures/100002010000011500000115B2F2E95F.png" manifest:media-type="image/png"/>
  <manifest:file-entry manifest:full-path="Pictures/10000201000003B80000022440FFC5B2.png" manifest:media-type="image/png"/>
  <manifest:file-entry manifest:full-path="Pictures/1000000000000221000002DC8A4B5F4E.png" manifest:media-type="image/png"/>
  <manifest:file-entry manifest:full-path="Pictures/10000201000001080000020DFA44B70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fill="solid" draw:fill-color="#cfe7e5" draw:opacity="25%" draw:textarea-horizontal-align="justify" draw:textarea-vertical-align="middle" draw:auto-grow-height="false" fo:min-height="4.322cm" fo:min-width="6.881cm" draw:shadow-opacity="25%"/>
    </style:style>
    <style:style style:name="gr2" style:family="graphic" style:parent-style-name="standard">
      <style:graphic-properties draw:opacity="25%" draw:textarea-horizontal-align="justify" draw:textarea-vertical-align="middle" draw:auto-grow-height="false" fo:min-height="3.493cm" fo:min-width="4.688cm" fo:wrap-option="no-wrap" draw:shadow-opacity="25%"/>
    </style:style>
    <style:style style:name="gr3" style:family="graphic" style:parent-style-name="standard">
      <style:graphic-properties draw:fill-color="#ffff66" draw:textarea-horizontal-align="justify" draw:textarea-vertical-align="middle" draw:auto-grow-height="false" fo:min-height="1.388cm" fo:min-width="1.057cm"/>
    </style:style>
    <style:style style:name="gr4" style:family="graphic" style:parent-style-name="standard">
      <style:graphic-properties draw:fill-color="#ffff99" draw:textarea-horizontal-align="left" draw:textarea-vertical-align="top" draw:auto-grow-height="false" fo:min-height="1.363cm" fo:min-width="0.5cm" draw:shadow="visible"/>
    </style:style>
    <style:style style:name="gr5" style:family="graphic" style:parent-style-name="standard">
      <style:graphic-properties draw:fill-color="#ffff66" draw:textarea-horizontal-align="justify" draw:textarea-vertical-align="middle" draw:auto-grow-height="false" fo:min-height="1.389cm" fo:min-width="1.057cm"/>
    </style:style>
    <style:style style:name="gr6" style:family="graphic" style:parent-style-name="standard">
      <style:graphic-properties draw:fill-color="#ffff99" draw:textarea-horizontal-align="left" draw:textarea-vertical-align="top" draw:auto-grow-height="false" fo:min-height="1.364cm" fo:min-width="0.5cm" draw:shadow="visible"/>
    </style:style>
    <style:style style:name="gr7" style:family="graphic" style:parent-style-name="standard">
      <style:graphic-properties draw:stroke="none" svg:stroke-color="#000000" draw:fill="none" draw:fill-color="#ffffff" draw:textarea-horizontal-align="left" draw:auto-grow-height="true" draw:auto-grow-width="true" fo:min-height="0.784cm" fo:min-width="3.423cm"/>
    </style:style>
    <style:style style:name="gr8" style:family="graphic" style:parent-style-name="standard">
      <style:graphic-properties draw:fill="solid" draw:fill-color="#cfe7e5" draw:opacity="25%" draw:textarea-horizontal-align="justify" draw:textarea-vertical-align="middle" draw:auto-grow-height="false" fo:min-height="4.736cm" fo:min-width="6.881cm" draw:shadow-opacity="25%"/>
    </style:style>
    <style:style style:name="gr9" style:family="graphic" style:parent-style-name="standard">
      <style:graphic-properties draw:fill-color="#00b8ff" draw:textarea-horizontal-align="justify" draw:textarea-vertical-align="middle" draw:auto-grow-height="false" fo:min-height="1.194cm" fo:min-width="1.607cm"/>
    </style:style>
    <style:style style:name="gr10" style:family="graphic" style:parent-style-name="standard">
      <style:graphic-properties draw:fill-color="#99ccff" draw:textarea-horizontal-align="left" draw:textarea-vertical-align="top" draw:auto-grow-height="false" fo:min-height="1.706cm" fo:min-width="0.532cm" draw:shadow="visible"/>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049cm"/>
    </style:style>
    <style:style style:name="gr12" style:family="graphic" style:parent-style-name="standard">
      <style:graphic-properties draw:fill-color="#00b8ff" draw:textarea-horizontal-align="justify" draw:textarea-vertical-align="middle" draw:auto-grow-height="false" fo:min-height="1.194cm" fo:min-width="1.606cm"/>
    </style:style>
    <style:style style:name="gr13" style:family="graphic" style:parent-style-name="standard">
      <style:graphic-properties draw:fill-color="#99ccff" draw:textarea-horizontal-align="left" draw:textarea-vertical-align="top" draw:auto-grow-height="false" fo:min-height="1.707cm" fo:min-width="0.532cm"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139cm"/>
    </style:style>
    <style:style style:name="gr15" style:family="graphic" style:parent-style-name="standard">
      <style:graphic-properties draw:fill-color="#ccff99" draw:opacity="75%" draw:textarea-horizontal-align="justify" draw:textarea-vertical-align="middle" draw:auto-grow-height="false" fo:min-height="6.354cm" fo:min-width="2.733cm" draw:shadow-opacity="75%"/>
    </style:style>
    <style:style style:name="gr16" style:family="graphic" style:parent-style-name="standard">
      <style:graphic-properties draw:fill-color="#ffffcc" draw:textarea-horizontal-align="justify" draw:textarea-vertical-align="middle" draw:auto-grow-height="false" fo:min-height="0.396cm" fo:min-width="2.111cm"/>
    </style:style>
    <style:style style:name="gr17" style:family="graphic" style:parent-style-name="standard">
      <style:graphic-properties draw:stroke="none" svg:stroke-color="#000000" draw:fill="none" draw:fill-color="#ffffff" draw:textarea-horizontal-align="left" draw:auto-grow-height="true" draw:auto-grow-width="true" fo:min-height="0.839cm" fo:min-width="2.55cm"/>
    </style:style>
    <style:style style:name="gr18" style:family="graphic" style:parent-style-name="standard">
      <style:graphic-properties draw:fill-color="#ccff99" draw:opacity="75%" draw:textarea-horizontal-align="justify" draw:textarea-vertical-align="middle" draw:auto-grow-height="false" fo:min-height="6.354cm" fo:min-width="2.838cm" draw:shadow-opacity="75%"/>
    </style:style>
    <style:style style:name="gr19" style:family="graphic" style:parent-style-name="standard">
      <style:graphic-properties draw:stroke="none" draw:fill="none" draw:opacity="25%" draw:textarea-horizontal-align="center" draw:textarea-vertical-align="middle" draw:shadow-opacity="25%"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0.839cm" fo:min-width="3.947cm"/>
    </style:style>
    <style:style style:name="gr21" style:family="graphic" style:parent-style-name="standard">
      <style:graphic-properties draw:fill-color="#ffccff" draw:textarea-horizontal-align="justify" draw:textarea-vertical-align="middle" draw:auto-grow-height="false" fo:min-height="0.576cm" fo:min-width="0.39cm"/>
    </style:style>
    <style:style style:name="gr22" style:family="graphic" style:parent-style-name="standard">
      <style:graphic-properties draw:stroke="none" svg:stroke-color="#000000" draw:fill="none" draw:fill-color="#ffffff" draw:textarea-horizontal-align="left" draw:auto-grow-height="true" draw:auto-grow-width="false" fo:min-height="0.716cm" fo:min-width="0cm"/>
    </style:style>
    <style:style style:name="gr23" style:family="graphic" style:parent-style-name="standard">
      <style:graphic-properties draw:fill-color="#ffff66" draw:textarea-horizontal-align="justify" draw:textarea-vertical-align="middle" draw:auto-grow-height="false" fo:min-height="0.866cm" fo:min-width="0.681cm"/>
    </style:style>
    <style:style style:name="gr24" style:family="graphic" style:parent-style-name="standard">
      <style:graphic-properties draw:fill-color="#ffff99" draw:textarea-horizontal-align="left" draw:textarea-vertical-align="top" draw:auto-grow-height="false" fo:min-height="0.849cm" fo:min-width="0.258cm" draw:shadow="visible"/>
    </style:style>
    <style:style style:name="gr25" style:family="graphic" style:parent-style-name="standard">
      <style:graphic-properties draw:fill-color="#ffff99" draw:textarea-horizontal-align="left" draw:textarea-vertical-align="top" draw:auto-grow-height="false" fo:min-height="0.849cm" fo:min-width="0.258cm" draw:shadow="visible"/>
    </style:style>
    <style:style style:name="gr26" style:family="graphic" style:parent-style-name="standard">
      <style:graphic-properties draw:fill-color="#ffffcc" draw:textarea-horizontal-align="justify" draw:textarea-vertical-align="middle" draw:auto-grow-height="false" fo:min-height="0.131cm" fo:min-width="9.384cm"/>
    </style:style>
    <style:style style:name="gr27" style:family="graphic" style:parent-style-name="standard">
      <style:graphic-properties draw:fill-color="#66ff66" draw:textarea-horizontal-align="justify" draw:textarea-vertical-align="middle" draw:auto-grow-height="false" fo:min-height="0.131cm" fo:min-width="7.148cm"/>
    </style:style>
    <style:style style:name="gr28" style:family="graphic" style:parent-style-name="standard">
      <style:graphic-properties draw:stroke="none" svg:stroke-color="#000000" draw:fill="none" draw:fill-color="#ffffff" draw:textarea-horizontal-align="left" draw:auto-grow-height="true" draw:auto-grow-width="true" fo:min-height="1.111cm" fo:min-width="5.137cm"/>
    </style:style>
    <style:style style:name="gr29" style:family="graphic" style:parent-style-name="standard">
      <style:graphic-properties draw:fill-color="#66ff66" draw:textarea-horizontal-align="justify" draw:textarea-vertical-align="middle" draw:auto-grow-height="false" fo:min-height="0.131cm" fo:min-width="3.139cm"/>
    </style:style>
    <style:style style:name="gr30" style:family="graphic" style:parent-style-name="standard">
      <style:graphic-properties draw:fill-color="#66ff66" draw:textarea-horizontal-align="justify" draw:textarea-vertical-align="middle" draw:auto-grow-height="false" fo:min-height="0.131cm" fo:min-width="0.824cm"/>
    </style:style>
    <style:style style:name="gr31" style:family="graphic" style:parent-style-name="standard">
      <style:graphic-properties draw:fill-color="#66ff66" draw:textarea-horizontal-align="justify" draw:textarea-vertical-align="middle" draw:auto-grow-height="false" fo:min-height="0.131cm" fo:min-width="1.321cm"/>
    </style:style>
    <style:style style:name="gr32" style:family="graphic" style:parent-style-name="standard">
      <style:graphic-properties draw:stroke="none" svg:stroke-color="#000000" draw:fill="none" draw:fill-color="#ffffff" draw:textarea-horizontal-align="left" draw:auto-grow-height="true" draw:auto-grow-width="true" fo:min-height="0.556cm" fo:min-width="2.11cm"/>
    </style:style>
    <style:style style:name="gr33" style:family="graphic" style:parent-style-name="standard">
      <style:graphic-properties draw:stroke="none" svg:stroke-color="#000000" draw:fill="none" draw:fill-color="#ffffff" draw:textarea-horizontal-align="left" draw:auto-grow-height="true" draw:auto-grow-width="false" fo:min-height="0.774cm" fo:min-width="0cm"/>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draw:textarea-horizontal-align="left" draw:auto-grow-height="true" draw:auto-grow-width="true" fo:min-height="0.565cm" fo:min-width="5.222cm"/>
    </style:style>
    <style:style style:name="gr36" style:family="graphic" style:parent-style-name="standard">
      <style:graphic-properties draw:fill-color="#ffccff" draw:textarea-horizontal-align="justify" draw:textarea-vertical-align="middle" draw:auto-grow-height="false" fo:min-height="0.048cm" fo:min-width="0.469cm"/>
    </style:style>
    <style:style style:name="gr37" style:family="graphic" style:parent-style-name="standard">
      <style:graphic-properties draw:fill-color="#ffffcc" draw:textarea-horizontal-align="justify" draw:textarea-vertical-align="middle" draw:auto-grow-height="false" fo:min-height="0.048cm" fo:min-width="0.68cm"/>
    </style:style>
    <style:style style:name="gr38" style:family="graphic" style:parent-style-name="standard">
      <style:graphic-properties draw:fill-color="#99ccff" draw:textarea-horizontal-align="justify" draw:textarea-vertical-align="middle" draw:auto-grow-height="false" fo:min-height="1.102cm" fo:min-width="0.968cm"/>
    </style:style>
    <style:style style:name="gr39"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0" style:family="graphic" style:parent-style-name="standard">
      <style:graphic-properties draw:fill-color="#99ccff" draw:textarea-horizontal-align="justify" draw:textarea-vertical-align="middle" draw:auto-grow-height="false" fo:min-height="0.048cm" fo:min-width="0.68cm"/>
    </style:style>
    <style:style style:name="gr41" style:family="graphic" style:parent-style-name="standard">
      <style:graphic-properties draw:fill-color="#66ff66" draw:textarea-horizontal-align="justify" draw:textarea-vertical-align="middle" draw:auto-grow-height="false" fo:min-height="0.131cm" fo:min-width="0.965cm"/>
    </style:style>
    <style:style style:name="gr42" style:family="graphic" style:parent-style-name="standard">
      <style:graphic-properties draw:fill-color="#00ff66" draw:textarea-horizontal-align="justify" draw:textarea-vertical-align="middle" draw:auto-grow-height="false" fo:min-height="1.194cm" fo:min-width="1.607cm"/>
    </style:style>
    <style:style style:name="gr43" style:family="graphic" style:parent-style-name="standard">
      <style:graphic-properties draw:fill-color="#ccff99" draw:textarea-horizontal-align="left" draw:textarea-vertical-align="top" draw:auto-grow-height="false" fo:min-height="1.706cm" fo:min-width="0.532cm" draw:shadow="visible"/>
    </style:style>
    <style:style style:name="gr44" style:family="graphic" style:parent-style-name="standard">
      <style:graphic-properties draw:fill-color="#ccff99" draw:opacity="75%" draw:textarea-horizontal-align="justify" draw:textarea-vertical-align="middle" draw:auto-grow-height="false" fo:min-height="16.116cm" fo:min-width="2.733cm" draw:shadow-opacity="75%"/>
    </style:style>
    <style:style style:name="gr45" style:family="graphic" style:parent-style-name="standard">
      <style:graphic-properties draw:stroke="none" svg:stroke-color="#000000" draw:fill="none" draw:fill-color="#ffffff" draw:textarea-horizontal-align="left" draw:auto-grow-height="true" draw:auto-grow-width="true" fo:min-height="1.666cm" fo:min-width="3.842cm"/>
    </style:style>
    <style:style style:name="gr46" style:family="graphic" style:parent-style-name="standard">
      <style:graphic-properties draw:fill-color="#66ff66" draw:textarea-horizontal-align="justify" draw:textarea-vertical-align="middle" draw:auto-grow-height="false" fo:min-height="0.131cm" fo:min-width="1.747cm"/>
    </style:style>
    <style:style style:name="gr47" style:family="graphic" style:parent-style-name="standard">
      <style:graphic-properties draw:fill-color="#00ff66" draw:textarea-horizontal-align="justify" draw:textarea-vertical-align="middle" draw:auto-grow-height="false" fo:min-height="1.194cm" fo:min-width="1.606cm"/>
    </style:style>
    <style:style style:name="gr48" style:family="graphic" style:parent-style-name="standard">
      <style:graphic-properties draw:fill-color="#ccff99" draw:textarea-horizontal-align="left" draw:textarea-vertical-align="top" draw:auto-grow-height="false" fo:min-height="1.707cm" fo:min-width="0.532cm" draw:shadow="visible"/>
    </style:style>
    <style:style style:name="gr49" style:family="graphic" style:parent-style-name="standard">
      <style:graphic-properties draw:fill-color="#00ff66" draw:textarea-horizontal-align="justify" draw:textarea-vertical-align="middle" draw:auto-grow-height="false" fo:min-height="0.866cm" fo:min-width="0.681cm"/>
    </style:style>
    <style:style style:name="gr50" style:family="graphic" style:parent-style-name="standard">
      <style:graphic-properties draw:fill-color="#ccff99" draw:textarea-horizontal-align="left" draw:textarea-vertical-align="top" draw:auto-grow-height="false" fo:min-height="0.849cm" fo:min-width="0.258cm" draw:shadow="visible"/>
    </style:style>
    <style:style style:name="gr51" style:family="graphic" style:parent-style-name="standard">
      <style:graphic-properties draw:fill-color="#ccff99" draw:textarea-horizontal-align="left" draw:textarea-vertical-align="top" draw:auto-grow-height="false" fo:min-height="0.849cm" fo:min-width="0.258cm" draw:shadow="visible"/>
    </style:style>
    <style:style style:name="gr52" style:family="graphic" style:parent-style-name="standard">
      <style:graphic-properties draw:fill-color="#66ff66" draw:textarea-horizontal-align="justify" draw:textarea-vertical-align="middle" draw:auto-grow-height="false" fo:min-height="0.131cm" fo:min-width="3.654cm"/>
    </style:style>
    <style:style style:name="gr53" style:family="graphic" style:parent-style-name="standard">
      <style:graphic-properties draw:fill-color="#66ff66" draw:textarea-horizontal-align="justify" draw:textarea-vertical-align="middle" draw:auto-grow-height="false" fo:min-height="0.131cm" fo:min-width="1.662cm"/>
    </style:style>
    <style:style style:name="gr54" style:family="graphic" style:parent-style-name="standard">
      <style:graphic-properties draw:fill-color="#ccff99" draw:textarea-horizontal-align="justify" draw:textarea-vertical-align="middle" draw:auto-grow-height="false" fo:min-height="2.684cm" fo:min-width="3.478cm" fo:wrap-option="no-wrap"/>
    </style:style>
    <style:style style:name="gr55" style:family="graphic" style:parent-style-name="standard">
      <style:graphic-properties draw:fill-color="#ffcc00"/>
    </style:style>
    <style:style style:name="gr56" style:family="graphic" style:parent-style-name="standard">
      <style:graphic-properties draw:stroke="none" svg:stroke-color="#000000" draw:fill="none" draw:fill-color="#ffffff" draw:textarea-horizontal-align="left" draw:auto-grow-height="true" draw:auto-grow-width="true" fo:min-height="1.485cm" fo:min-width="4.091cm"/>
    </style:style>
    <style:style style:name="gr57" style:family="graphic" style:parent-style-name="standard">
      <style:graphic-properties draw:fill-color="#66ff66" draw:textarea-horizontal-align="justify" draw:textarea-vertical-align="middle" draw:auto-grow-height="false" fo:min-height="0.131cm" fo:min-width="1.535cm"/>
    </style:style>
    <style:style style:name="P1" style:family="paragraph">
      <loext:graphic-properties draw:fill="solid" draw:fill-color="#cfe7e5" draw:opacity="25%"/>
      <style:paragraph-properties fo:text-align="center"/>
    </style:style>
    <style:style style:name="P2" style:family="paragraph">
      <loext:graphic-properties draw:opacity="25%"/>
      <style:paragraph-properties fo:text-align="center"/>
    </style:style>
    <style:style style:name="P3" style:family="paragraph">
      <style:paragraph-properties fo:text-align="center"/>
    </style:style>
    <style:style style:name="P4" style:family="paragraph">
      <loext:graphic-properties draw:fill-color="#ffff66"/>
      <style:paragraph-properties fo:text-align="center"/>
      <style:text-properties fo:font-size="10pt" style:font-size-asian="18pt" style:font-size-complex="18pt"/>
    </style:style>
    <style:style style:name="P5" style:family="paragraph">
      <loext:graphic-properties draw:fill-color="#ffff99"/>
      <style:paragraph-properties fo:text-align="start"/>
      <style:text-properties fo:font-size="10pt" style:font-size-asian="18pt" style:font-size-complex="18pt"/>
    </style:style>
    <style:style style:name="P6" style:family="paragraph">
      <loext:graphic-properties draw:fill="none" draw:fill-color="#ffffff"/>
      <style:text-properties fo:font-size="18pt"/>
    </style:style>
    <style:style style:name="P7" style:family="paragraph">
      <loext:graphic-properties draw:fill-color="#00b8ff"/>
      <style:paragraph-properties fo:text-align="center"/>
      <style:text-properties fo:font-size="10pt" style:font-size-asian="18pt" style:font-size-complex="18pt"/>
    </style:style>
    <style:style style:name="P8" style:family="paragraph">
      <loext:graphic-properties draw:fill-color="#99ccff"/>
      <style:paragraph-properties fo:text-align="start"/>
      <style:text-properties fo:font-size="10pt" style:font-size-asian="18pt" style:font-size-complex="18pt"/>
    </style:style>
    <style:style style:name="P9" style:family="paragraph">
      <loext:graphic-properties draw:fill-color="#ccff99" draw:opacity="75%"/>
      <style:paragraph-properties fo:text-align="center"/>
      <style:text-properties fo:font-size="18pt"/>
    </style:style>
    <style:style style:name="P10" style:family="paragraph">
      <loext:graphic-properties draw:fill-color="#ffffcc"/>
      <style:paragraph-properties fo:text-align="center"/>
    </style:style>
    <style:style style:name="P11" style:family="paragraph">
      <loext:graphic-properties draw:fill="none" draw:opacity="25%"/>
      <style:paragraph-properties fo:text-align="center"/>
    </style:style>
    <style:style style:name="P12" style:family="paragraph">
      <loext:graphic-properties draw:fill-color="#ffccff"/>
      <style:paragraph-properties fo:text-align="center"/>
    </style:style>
    <style:style style:name="P13" style:family="paragraph">
      <loext:graphic-properties draw:fill="none" draw:fill-color="#ffffff"/>
    </style:style>
    <style:style style:name="P14" style:family="paragraph">
      <style:paragraph-properties fo:text-align="start"/>
    </style:style>
    <style:style style:name="P15" style:family="paragraph">
      <loext:graphic-properties draw:fill-color="#66ff66"/>
      <style:paragraph-properties fo:text-align="center"/>
    </style:style>
    <style:style style:name="P16" style:family="paragraph">
      <loext:graphic-properties draw:fill="none" draw:fill-color="#ffffff"/>
      <style:paragraph-properties fo:text-align="center"/>
      <style:text-properties fo:font-size="18pt"/>
    </style:style>
    <style:style style:name="P17" style:family="paragraph">
      <loext:graphic-properties draw:fill="none"/>
      <style:paragraph-properties fo:text-align="center"/>
    </style:style>
    <style:style style:name="P18" style:family="paragraph">
      <loext:graphic-properties draw:fill-color="#99ccff"/>
      <style:paragraph-properties fo:text-align="center"/>
    </style:style>
    <style:style style:name="P19" style:family="paragraph">
      <loext:graphic-properties draw:fill-color="#00ff66"/>
      <style:paragraph-properties fo:text-align="center"/>
      <style:text-properties fo:font-size="10pt" style:font-size-asian="18pt" style:font-size-complex="18pt"/>
    </style:style>
    <style:style style:name="P20" style:family="paragraph">
      <loext:graphic-properties draw:fill-color="#ccff99"/>
      <style:paragraph-properties fo:text-align="start"/>
      <style:text-properties fo:font-size="10pt" style:font-size-asian="18pt" style:font-size-complex="18pt"/>
    </style:style>
    <style:style style:name="P21" style:family="paragraph">
      <loext:graphic-properties draw:fill-color="#ffffcc"/>
      <style:paragraph-properties fo:text-align="center"/>
      <style:text-properties fo:font-size="18pt"/>
    </style:style>
    <style:style style:name="P22" style:family="paragraph">
      <loext:graphic-properties draw:fill-color="#ccff99"/>
      <style:paragraph-properties fo:text-align="center"/>
    </style:style>
    <style:style style:name="P23" style:family="paragraph">
      <loext:graphic-properties draw:fill-color="#ffcc00"/>
    </style:style>
    <style:style style:name="T1" style:family="text">
      <style:text-properties fo:font-size="10pt" style:font-size-asian="18pt" style:font-size-complex="18pt"/>
    </style:style>
    <style:style style:name="T2" style:family="text">
      <style:text-properties fo:font-size="18pt"/>
    </style:style>
    <style:style style:name="T3" style:family="text">
      <style:text-properties fo:font-size="12pt" style:font-size-asian="12pt" style:font-size-complex="12pt"/>
    </style:style>
    <style:style style:name="T4" style:family="text">
      <style:text-properties fo:font-size="15pt" style:font-size-asian="15pt" style:font-size-complex="15pt"/>
    </style:style>
    <style:style style:name="T5" style:family="text">
      <style:text-properties fo:font-size="14pt" style:font-size-asian="14pt" style:font-size-complex="14pt"/>
    </style:style>
    <style:style style:name="T6"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custom-shape draw:style-name="gr1" draw:text-style-name="P1" draw:layer="layout" svg:width="7.381cm" svg:height="4.572cm" svg:x="20.596cm" svg:y="15.257cm">
          <text:p/>
          <draw:enhanced-geometry svg:viewBox="0 0 21600 21600" draw:type="rectangle" draw:enhanced-path="M 0 0 L 21600 0 21600 21600 0 21600 0 0 Z N"/>
        </draw:custom-shape>
        <draw:custom-shape draw:style-name="gr2" draw:text-style-name="P2" draw:layer="layout" svg:width="7.94cm" svg:height="5.769cm" svg:x="19.834cm" svg:y="1.8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4" draw:layer="layout" svg:width="2.201cm" svg:height="2.316cm" svg:x="21.343cm" svg:y="2.934cm">
            <text:p text:style-name="P3"><text:span text:style-name="T1">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1cm" svg:height="1.613cm" svg:x="21.825cm" svg:y="4.507cm">
            <text:p text:style-name="P14"><text:span text:style-name="T1"/></text:p>
            <draw:enhanced-geometry svg:viewBox="0 0 21600 21600" draw:type="rectangle" draw:enhanced-path="M 0 0 L 21600 0 21600 21600 0 21600 0 0 Z N"/>
          </draw:custom-shape>
          <draw:custom-shape draw:style-name="gr4" draw:text-style-name="P5" draw:layer="layout" svg:width="1cm" svg:height="1.613cm" svg:x="23.024cm" svg:y="4.507cm">
            <text:p text:style-name="P14"><text:span text:style-name="T1"/></text:p>
            <draw:enhanced-geometry svg:viewBox="0 0 21600 21600" draw:type="rectangle" draw:enhanced-path="M 0 0 L 21600 0 21600 21600 0 21600 0 0 Z N"/>
          </draw:custom-shape>
        </draw:g>
        <draw:g>
          <draw:custom-shape draw:style-name="gr5" draw:text-style-name="P4" draw:layer="layout" svg:width="2.201cm" svg:height="2.317cm" svg:x="24.348cm" svg:y="2.847cm">
            <text:p text:style-name="P3"><text:span text:style-name="T1">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cm" svg:height="1.614cm" svg:x="24.828cm" svg:y="4.42cm">
            <text:p text:style-name="P14"><text:span text:style-name="T1"/></text:p>
            <draw:enhanced-geometry svg:viewBox="0 0 21600 21600" draw:type="rectangle" draw:enhanced-path="M 0 0 L 21600 0 21600 21600 0 21600 0 0 Z N"/>
          </draw:custom-shape>
          <draw:custom-shape draw:style-name="gr6" draw:text-style-name="P5" draw:layer="layout" svg:width="1cm" svg:height="1.614cm" svg:x="26.028cm" svg:y="4.42cm">
            <text:p text:style-name="P14"><text:span text:style-name="T1"/></text:p>
            <draw:enhanced-geometry svg:viewBox="0 0 21600 21600" draw:type="rectangle" draw:enhanced-path="M 0 0 L 21600 0 21600 21600 0 21600 0 0 Z N"/>
          </draw:custom-shape>
        </draw:g>
        <draw:frame draw:style-name="gr7" draw:text-style-name="P6" draw:layer="layout" svg:width="3.923cm" svg:height="1.034cm" svg:x="20.127cm" svg:y="1.469cm">
          <draw:text-box>
            <text:p><text:span text:style-name="T2">VO services</text:span></text:p>
          </draw:text-box>
        </draw:frame>
        <draw:custom-shape draw:style-name="gr8" draw:text-style-name="P1" draw:layer="layout" svg:width="7.381cm" svg:height="4.986cm" svg:x="20.581cm" svg:y="8.874cm">
          <text:p/>
          <draw:enhanced-geometry svg:viewBox="0 0 21600 21600" draw:type="rectangle" draw:enhanced-path="M 0 0 L 21600 0 21600 21600 0 21600 0 0 Z N"/>
        </draw:custom-shape>
        <draw:g>
          <draw:custom-shape draw:style-name="gr9" draw:text-style-name="P7" draw:layer="layout" svg:width="2.106cm" svg:height="2.309cm" svg:x="21.815cm" svg:y="9.574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8" draw:layer="layout" svg:width="1.032cm" svg:height="1.956cm" svg:x="22.27cm" svg:y="11.232cm">
            <text:p text:style-name="P14"><text:span text:style-name="T1"/></text:p>
            <draw:enhanced-geometry svg:viewBox="0 0 21600 21600" draw:type="rectangle" draw:enhanced-path="M 0 0 L 21600 0 21600 21600 0 21600 0 0 Z N"/>
          </draw:custom-shape>
          <draw:custom-shape draw:style-name="gr10" draw:text-style-name="P8" draw:layer="layout" svg:width="1.032cm" svg:height="1.956cm" svg:x="23.467cm" svg:y="11.232cm">
            <text:p text:style-name="P14"><text:span text:style-name="T1"/></text:p>
            <draw:enhanced-geometry svg:viewBox="0 0 21600 21600" draw:type="rectangle" draw:enhanced-path="M 0 0 L 21600 0 21600 21600 0 21600 0 0 Z N"/>
          </draw:custom-shape>
        </draw:g>
        <draw:frame draw:style-name="gr11" draw:text-style-name="P6" draw:layer="layout" svg:width="4.549cm" svg:height="0.962cm" svg:x="20.394cm" svg:y="7.926cm">
          <draw:text-box>
            <text:p><text:span text:style-name="T2">Local catalogs</text:span></text:p>
          </draw:text-box>
        </draw:frame>
        <draw:g>
          <draw:custom-shape draw:style-name="gr12" draw:text-style-name="P7" draw:layer="layout" svg:width="2.105cm" svg:height="2.309cm" svg:x="24.811cm" svg:y="9.558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8" draw:layer="layout" svg:width="1.032cm" svg:height="1.957cm" svg:x="25.266cm" svg:y="11.215cm">
            <text:p text:style-name="P14"><text:span text:style-name="T1"/></text:p>
            <draw:enhanced-geometry svg:viewBox="0 0 21600 21600" draw:type="rectangle" draw:enhanced-path="M 0 0 L 21600 0 21600 21600 0 21600 0 0 Z N"/>
          </draw:custom-shape>
          <draw:custom-shape draw:style-name="gr13" draw:text-style-name="P8" draw:layer="layout" svg:width="1.032cm" svg:height="1.957cm" svg:x="26.463cm" svg:y="11.215cm">
            <text:p text:style-name="P14"><text:span text:style-name="T1"/></text:p>
            <draw:enhanced-geometry svg:viewBox="0 0 21600 21600" draw:type="rectangle" draw:enhanced-path="M 0 0 L 21600 0 21600 21600 0 21600 0 0 Z N"/>
          </draw:custom-shape>
        </draw:g>
        <draw:g>
          <draw:custom-shape draw:style-name="gr9" draw:text-style-name="P7" draw:layer="layout" svg:width="2.106cm" svg:height="2.309cm" svg:x="21.976cm" svg:y="15.707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8" draw:layer="layout" svg:width="1.032cm" svg:height="1.956cm" svg:x="22.431cm" svg:y="17.365cm">
            <text:p text:style-name="P14"><text:span text:style-name="T1"/></text:p>
            <draw:enhanced-geometry svg:viewBox="0 0 21600 21600" draw:type="rectangle" draw:enhanced-path="M 0 0 L 21600 0 21600 21600 0 21600 0 0 Z N"/>
          </draw:custom-shape>
          <draw:custom-shape draw:style-name="gr10" draw:text-style-name="P8" draw:layer="layout" svg:width="1.032cm" svg:height="1.956cm" svg:x="23.628cm" svg:y="17.365cm">
            <text:p text:style-name="P14"><text:span text:style-name="T1"/></text:p>
            <draw:enhanced-geometry svg:viewBox="0 0 21600 21600" draw:type="rectangle" draw:enhanced-path="M 0 0 L 21600 0 21600 21600 0 21600 0 0 Z N"/>
          </draw:custom-shape>
        </draw:g>
        <draw:frame draw:style-name="gr14" draw:text-style-name="P6" draw:layer="layout" svg:width="3.639cm" svg:height="0.962cm" svg:x="20.485cm" svg:y="14.295cm">
          <draw:text-box>
            <text:p><text:span text:style-name="T2">Temp store</text:span></text:p>
          </draw:text-box>
        </draw:frame>
        <draw:custom-shape draw:style-name="gr15" draw:text-style-name="P9" draw:layer="layout" svg:width="3.233cm" svg:height="6.604cm" svg:x="15.897cm" svg:y="2.684cm">
          <text:p text:style-name="P3"><text:span text:style-name="T2"/></text:p>
          <draw:enhanced-geometry svg:viewBox="0 0 21600 21600" draw:type="rectangle" draw:enhanced-path="M 0 0 L 21600 0 21600 21600 0 21600 0 0 Z N"/>
        </draw:custom-shape>
        <draw:custom-shape draw:style-name="gr16" draw:text-style-name="P10" draw:layer="layout" svg:width="2.611cm" svg:height="0.646cm" svg:x="16.265cm" svg:y="2.864cm">
          <text:p text:style-name="P3"><text:span text:style-name="T3">ADQL</text:span></text:p>
          <draw:enhanced-geometry svg:viewBox="0 0 21600 21600" draw:type="rectangle" draw:enhanced-path="M 0 0 L 21600 0 21600 21600 0 21600 0 0 Z N"/>
        </draw:custom-shape>
        <draw:frame draw:style-name="gr17" draw:text-style-name="P6" draw:layer="layout" svg:width="3.05cm" svg:height="1.089cm" svg:x="16.051cm" svg:y="1.412cm">
          <draw:text-box>
            <text:p><text:span text:style-name="T2">Firethorn</text:span></text:p>
          </draw:text-box>
        </draw:frame>
        <draw:custom-shape draw:style-name="gr18" draw:text-style-name="P9" draw:layer="layout" svg:width="3.338cm" svg:height="6.604cm" svg:x="12.051cm" svg:y="2.684cm">
          <text:p/>
          <draw:enhanced-geometry svg:viewBox="0 0 21600 21600" draw:type="rectangle" draw:enhanced-path="M 0 0 L 21600 0 21600 21600 0 21600 0 0 Z N"/>
        </draw:custom-shape>
        <draw:frame draw:style-name="gr19" draw:text-style-name="P11" draw:layer="layout" svg:width="2.254cm" svg:height="5.787cm" svg:x="12.305cm" svg:y="2.938cm">
          <draw:image xlink:href="Pictures/10000201000001080000020DFA44B70B.png" xlink:type="simple" xlink:show="embed" xlink:actuate="onLoad">
            <text:p/>
          </draw:image>
        </draw:frame>
        <draw:frame draw:style-name="gr20" draw:text-style-name="P6" draw:layer="layout" svg:width="4.447cm" svg:height="1.089cm" svg:x="11.259cm" svg:y="1.455cm">
          <draw:text-box>
            <text:p><text:span text:style-name="T2">User interface</text:span></text:p>
          </draw:text-box>
        </draw:frame>
        <draw:custom-shape draw:style-name="gr21" draw:text-style-name="P12" draw:layer="layout" svg:width="1.778cm" svg:height="1.651cm" svg:x="8.922cm" svg:y="6.363cm">
          <text:p/>
          <draw:enhanced-geometry svg:viewBox="0 0 21600 21600" draw:glue-points="10800 0 0 10800 10800 21600 21600 10800" draw:text-areas="5400 5400 16200 16200" draw:type="diamond" draw:enhanced-path="M 10800 0 L 21600 10800 10800 21600 0 10800 10800 0 Z N"/>
        </draw:custom-shape>
        <draw:frame draw:style-name="gr22" draw:text-style-name="P13" draw:layer="layout" svg:width="1.996cm" svg:height="0.966cm" svg:x="8.831cm" svg:y="5.504cm">
          <draw:text-box>
            <text:p><text:span text:style-name="T4">SAMP</text:span></text:p>
          </draw:text-box>
        </draw:frame>
        <draw:g>
          <draw:custom-shape draw:style-name="gr23" draw:text-style-name="P4" draw:layer="layout" svg:width="1.669cm" svg:height="1.578cm" svg:x="8.659cm" svg:y="12.188cm">
            <text:p text:style-name="P3"><text:span text:style-name="T1">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draw:layer="layout" svg:width="0.758cm" svg:height="1.099cm" svg:x="9.023cm" svg:y="13.26cm">
            <text:p text:style-name="P14"><text:span text:style-name="T1"/></text:p>
            <draw:enhanced-geometry svg:viewBox="0 0 21600 21600" draw:type="rectangle" draw:enhanced-path="M 0 0 L 21600 0 21600 21600 0 21600 0 0 Z N"/>
          </draw:custom-shape>
          <draw:custom-shape draw:style-name="gr25" draw:text-style-name="P5" draw:layer="layout" svg:width="0.758cm" svg:height="1.099cm" svg:x="9.933cm" svg:y="13.26cm">
            <text:p text:style-name="P14"><text:span text:style-name="T1"><text:s/></text:span></text:p>
            <draw:enhanced-geometry svg:viewBox="0 0 21600 21600" draw:type="rectangle" draw:enhanced-path="M 0 0 L 21600 0 21600 21600 0 21600 0 0 Z N"/>
          </draw:custom-shape>
        </draw:g>
        <draw:polygon draw:style-name="gr26" draw:text-style-name="P10" draw:layer="layout" svg:width="10.179cm" svg:height="0.819cm" svg:x="11.002cm" svg:y="12.364cm" svg:viewBox="0 0 10180 820" draw:points="10180,231 10180,612 463,612 461,820 0,405 469,0 467,231">
          <text:p/>
        </draw:polygon>
        <draw:polygon draw:style-name="gr27" draw:text-style-name="P15" draw:layer="layout" svg:width="3.202cm" svg:height="8.151cm" svg:x="18.108cm" svg:y="8.295cm" svg:viewBox="0 0 3203 8152" draw:points="234,7936 231,465 0,464 411,0 820,466 612,465 615,7580 2739,7580 2740,7332 3203,7744 2736,8152 2737,7937 237,7937 237,7936">
          <text:p/>
        </draw:polygon>
        <draw:frame draw:style-name="gr28" draw:text-style-name="P16" draw:layer="layout" svg:width="5.637cm" svg:height="1.361cm" svg:x="11.302cm" svg:y="13.248cm">
          <draw:text-box>
            <text:p text:style-name="P3"><text:span text:style-name="T5">1:1 mapping</text:span></text:p>
            <text:p text:style-name="P3"><text:span text:style-name="T5">one service per catalog</text:span></text:p>
          </draw:text-box>
        </draw:frame>
        <draw:polygon draw:style-name="gr29" draw:text-style-name="P15" draw:layer="layout" svg:width="3.863cm" svg:height="2.784cm" svg:x="17.239cm" svg:y="8.28cm" svg:viewBox="0 0 3864 2785" draw:points="3864,2404 3864,2785 600,2785 225,2785 219,2785 219,465 0,464 411,0 820,466 600,465 600,2404">
          <text:p/>
        </draw:polygon>
        <draw:polygon draw:style-name="gr30" draw:text-style-name="P15" draw:layer="layout" svg:width="1.683cm" svg:height="0.819cm" svg:x="10.977cm" svg:y="6.779cm" svg:viewBox="0 0 1684 820" draw:points="1684,229 1684,610 463,610 461,820 0,405 469,0 467,229">
          <text:p/>
        </draw:polygon>
        <draw:polygon draw:style-name="gr31" draw:text-style-name="P15" draw:layer="layout" svg:width="2.159cm" svg:height="0.819cm" svg:x="18.34cm" svg:y="4.142cm" svg:viewBox="0 0 2160 820" draw:points="2160,216 2160,597 463,597 461,820 0,405 469,0 467,216">
          <text:p/>
        </draw:polygon>
        <draw:frame draw:style-name="gr32" draw:text-style-name="P16" draw:layer="layout" svg:width="2.61cm" svg:height="0.806cm" svg:x="8.36cm" svg:y="11.429cm">
          <draw:text-box>
            <text:p text:style-name="P3"><text:span text:style-name="T5">TAP-V1.0</text:span></text:p>
          </draw:text-box>
        </draw:frame>
        <draw:frame draw:style-name="gr33" draw:text-style-name="P13" draw:layer="layout" svg:width="6.118cm" svg:height="1.024cm" svg:x="1.427cm" svg:y="1.479cm">
          <draw:text-box>
            <text:p><text:span text:style-name="T6">Client applications</text:span></text:p>
          </draw:text-box>
        </draw:frame>
        <draw:frame draw:style-name="gr34" draw:text-style-name="P17" draw:layer="layout" svg:width="2.502cm" svg:height="3.61cm" svg:x="2.934cm" svg:y="9.456cm">
          <draw:image xlink:href="Pictures/1000000000000221000002DC8A4B5F4E.png" xlink:type="simple" xlink:show="embed" xlink:actuate="onLoad">
            <text:p/>
          </draw:image>
        </draw:frame>
        <draw:frame draw:style-name="gr34" draw:text-style-name="P17" draw:layer="layout" svg:width="2.448cm" svg:height="2.497cm" svg:x="1.544cm" svg:y="8.885cm">
          <draw:image xlink:href="Pictures/100002010000011500000115B2F2E95F.png" xlink:type="simple" xlink:show="embed" xlink:actuate="onLoad">
            <text:p/>
          </draw:image>
        </draw:frame>
        <draw:frame draw:style-name="gr34" draw:text-style-name="P17" draw:layer="layout" svg:width="2.618cm" svg:height="2.645cm" svg:x="2.648cm" svg:y="15.967cm">
          <draw:image xlink:href="Pictures/100000000000006300000064523AD13E.gif" xlink:type="simple" xlink:show="embed" xlink:actuate="onLoad">
            <text:p/>
          </draw:image>
        </draw:frame>
        <draw:frame draw:style-name="gr34" draw:text-style-name="P17" draw:layer="layout" svg:width="3.438cm" svg:height="1.797cm" svg:x="1.429cm" svg:y="14.73cm">
          <draw:image xlink:href="Pictures/10000200000001080000008A9B6F06B3.gif" xlink:type="simple" xlink:show="embed" xlink:actuate="onLoad">
            <text:p/>
          </draw:image>
        </draw:frame>
        <draw:frame draw:style-name="gr35" draw:text-style-name="P16" draw:layer="layout" svg:width="5.722cm" svg:height="0.815cm" svg:x="11.16cm" svg:y="11.408cm">
          <draw:text-box>
            <text:p text:style-name="P3"><text:span text:style-name="T5">AstroGrid V1.0 services</text:span></text:p>
          </draw:text-box>
        </draw:frame>
        <draw:polygon draw:style-name="gr36" draw:text-style-name="P12" draw:layer="layout" svg:width="1.526cm" svg:height="0.651cm" svg:x="5.573cm" svg:y="16.608cm" svg:viewBox="0 0 1527 652" draw:points="1165,174 1166,0 1527,324 1162,641 1163,472 362,472 360,652 0,327 366,10 365,174">
          <text:p/>
        </draw:polygon>
        <draw:polygon draw:style-name="gr37" draw:text-style-name="P10" draw:layer="layout" svg:width="1.48cm" svg:height="0.642cm" svg:x="5.574cm" svg:y="17.341cm" svg:viewBox="0 0 1481 643" draw:points="1481,165 1481,463 362,463 360,643 0,317 366,0 365,165">
          <text:p/>
        </draw:polygon>
        <draw:frame draw:style-name="gr33" draw:text-style-name="P13" draw:layer="layout" svg:width="3.581cm" svg:height="1.024cm" svg:x="1.739cm" svg:y="7.733cm">
          <draw:text-box>
            <text:p><text:span text:style-name="T6">TopCat</text:span></text:p>
          </draw:text-box>
        </draw:frame>
        <draw:frame draw:style-name="gr33" draw:text-style-name="P13" draw:layer="layout" svg:width="3.04cm" svg:height="1.024cm" svg:x="1.966cm" svg:y="13.565cm">
          <draw:text-box>
            <text:p><text:span text:style-name="T6">Aladin</text:span></text:p>
          </draw:text-box>
        </draw:frame>
        <draw:polygon draw:style-name="gr36" draw:text-style-name="P12" draw:layer="layout" svg:width="1.526cm" svg:height="0.651cm" svg:x="5.574cm" svg:y="10.633cm" svg:viewBox="0 0 1527 652" draw:points="1165,174 1166,0 1527,324 1162,641 1163,472 362,472 360,652 0,327 366,10 365,174">
          <text:p/>
        </draw:polygon>
        <draw:polygon draw:style-name="gr37" draw:text-style-name="P10" draw:layer="layout" svg:width="1.48cm" svg:height="0.642cm" svg:x="5.575cm" svg:y="11.366cm" svg:viewBox="0 0 1481 643" draw:points="1481,165 1481,463 362,463 360,643 0,317 366,0 365,165">
          <text:p/>
        </draw:polygon>
        <draw:custom-shape draw:style-name="gr38" draw:text-style-name="P18" draw:layer="layout" svg:width="1.468cm" svg:height="1.352cm" svg:x="9.001cm" svg:y="3.882cm">
          <text:p/>
          <draw:enhanced-geometry svg:viewBox="0 0 21600 21600" draw:type="rectangle" draw:enhanced-path="M 0 0 L 21600 0 21600 21600 0 21600 0 0 Z N"/>
        </draw:custom-shape>
        <draw:frame draw:style-name="gr22" draw:text-style-name="P13" draw:layer="layout" svg:width="1.996cm" svg:height="0.966cm" svg:x="8.745cm" svg:y="2.686cm">
          <draw:text-box>
            <text:p><text:span text:style-name="T4">HTML</text:span></text:p>
          </draw:text-box>
        </draw:frame>
        <draw:polygon draw:style-name="gr30" draw:text-style-name="P15" draw:layer="layout" svg:width="1.683cm" svg:height="0.819cm" svg:x="10.936cm" svg:y="4.063cm" svg:viewBox="0 0 1684 820" draw:points="1684,229 1684,610 463,610 461,820 0,405 469,0 467,229">
          <text:p/>
        </draw:polygon>
        <draw:frame draw:style-name="gr39" draw:text-style-name="P13" draw:layer="layout" svg:width="4.472cm" svg:height="1.673cm" svg:x="1.711cm" svg:y="2.93cm">
          <draw:text-box>
            <text:p><text:span text:style-name="T6">Web browser</text:span></text:p>
          </draw:text-box>
        </draw:frame>
        <draw:frame draw:style-name="gr34" draw:text-style-name="P17" draw:layer="layout" svg:width="3.875cm" svg:height="2.23cm" svg:x="1.999cm" svg:y="4.12cm">
          <draw:image xlink:href="Pictures/10000201000003B80000022440FFC5B2.png" xlink:type="simple" xlink:show="embed" xlink:actuate="onLoad">
            <text:p/>
          </draw:image>
        </draw:frame>
        <draw:polygon draw:style-name="gr40" draw:text-style-name="P18" draw:layer="layout" svg:width="1.48cm" svg:height="0.642cm" svg:x="6.027cm" svg:y="4.33cm" svg:viewBox="0 0 1481 643" draw:points="1481,165 1481,463 362,463 360,643 0,317 366,0 365,165">
          <text:p/>
        </draw:polygon>
        <draw:polygon draw:style-name="gr41" draw:text-style-name="P15" draw:layer="layout" svg:width="2.233cm" svg:height="0.821cm" svg:x="14.61cm" svg:y="6.797cm" svg:viewBox="0 0 2234 822" draw:points="1770,209 1772,2 2234,415 1766,822 1768,590 463,590 461,820 0,405 469,0 467,209">
          <text:p/>
        </draw:polygon>
      </draw:page>
      <draw:page draw:name="page2" draw:style-name="dp1" draw:master-page-name="Empty_25_20diagram">
        <draw:custom-shape draw:style-name="gr1" draw:text-style-name="P1" draw:layer="layout" svg:width="7.381cm" svg:height="4.572cm" svg:x="20.596cm" svg:y="15.257cm">
          <text:p/>
          <draw:enhanced-geometry svg:viewBox="0 0 21600 21600" draw:type="rectangle" draw:enhanced-path="M 0 0 L 21600 0 21600 21600 0 21600 0 0 Z N"/>
        </draw:custom-shape>
        <draw:custom-shape draw:style-name="gr2" draw:text-style-name="P2" draw:layer="layout" svg:width="7.94cm" svg:height="5.769cm" svg:x="19.834cm" svg:y="1.8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4" draw:layer="layout" svg:width="2.201cm" svg:height="2.316cm" svg:x="21.343cm" svg:y="2.934cm">
            <text:p text:style-name="P3"><text:span text:style-name="T1">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1cm" svg:height="1.613cm" svg:x="21.825cm" svg:y="4.507cm">
            <text:p/>
            <draw:enhanced-geometry svg:viewBox="0 0 21600 21600" draw:type="rectangle" draw:enhanced-path="M 0 0 L 21600 0 21600 21600 0 21600 0 0 Z N"/>
          </draw:custom-shape>
          <draw:custom-shape draw:style-name="gr4" draw:text-style-name="P5" draw:layer="layout" svg:width="1cm" svg:height="1.613cm" svg:x="23.024cm" svg:y="4.507cm">
            <text:p/>
            <draw:enhanced-geometry svg:viewBox="0 0 21600 21600" draw:type="rectangle" draw:enhanced-path="M 0 0 L 21600 0 21600 21600 0 21600 0 0 Z N"/>
          </draw:custom-shape>
        </draw:g>
        <draw:g>
          <draw:custom-shape draw:style-name="gr5" draw:text-style-name="P4" draw:layer="layout" svg:width="2.201cm" svg:height="2.317cm" svg:x="24.348cm" svg:y="2.847cm">
            <text:p text:style-name="P3"><text:span text:style-name="T1">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cm" svg:height="1.614cm" svg:x="24.828cm" svg:y="4.42cm">
            <text:p/>
            <draw:enhanced-geometry svg:viewBox="0 0 21600 21600" draw:type="rectangle" draw:enhanced-path="M 0 0 L 21600 0 21600 21600 0 21600 0 0 Z N"/>
          </draw:custom-shape>
          <draw:custom-shape draw:style-name="gr6" draw:text-style-name="P5" draw:layer="layout" svg:width="1cm" svg:height="1.614cm" svg:x="26.028cm" svg:y="4.42cm">
            <text:p/>
            <draw:enhanced-geometry svg:viewBox="0 0 21600 21600" draw:type="rectangle" draw:enhanced-path="M 0 0 L 21600 0 21600 21600 0 21600 0 0 Z N"/>
          </draw:custom-shape>
        </draw:g>
        <draw:frame draw:style-name="gr7" draw:text-style-name="P6" draw:layer="layout" svg:width="3.923cm" svg:height="1.034cm" svg:x="20.127cm" svg:y="1.469cm">
          <draw:text-box>
            <text:p><text:span text:style-name="T2">VO services</text:span></text:p>
          </draw:text-box>
        </draw:frame>
        <draw:custom-shape draw:style-name="gr8" draw:text-style-name="P1" draw:layer="layout" svg:width="7.381cm" svg:height="4.986cm" svg:x="20.581cm" svg:y="8.874cm">
          <text:p/>
          <draw:enhanced-geometry svg:viewBox="0 0 21600 21600" draw:type="rectangle" draw:enhanced-path="M 0 0 L 21600 0 21600 21600 0 21600 0 0 Z N"/>
        </draw:custom-shape>
        <draw:g>
          <draw:custom-shape draw:style-name="gr9" draw:text-style-name="P7" draw:layer="layout" svg:width="2.106cm" svg:height="2.309cm" svg:x="21.815cm" svg:y="9.574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8" draw:layer="layout" svg:width="1.032cm" svg:height="1.956cm" svg:x="22.27cm" svg:y="11.232cm">
            <text:p/>
            <draw:enhanced-geometry svg:viewBox="0 0 21600 21600" draw:type="rectangle" draw:enhanced-path="M 0 0 L 21600 0 21600 21600 0 21600 0 0 Z N"/>
          </draw:custom-shape>
          <draw:custom-shape draw:style-name="gr10" draw:text-style-name="P8" draw:layer="layout" svg:width="1.032cm" svg:height="1.956cm" svg:x="23.467cm" svg:y="11.232cm">
            <text:p/>
            <draw:enhanced-geometry svg:viewBox="0 0 21600 21600" draw:type="rectangle" draw:enhanced-path="M 0 0 L 21600 0 21600 21600 0 21600 0 0 Z N"/>
          </draw:custom-shape>
        </draw:g>
        <draw:frame draw:style-name="gr11" draw:text-style-name="P6" draw:layer="layout" svg:width="4.549cm" svg:height="0.962cm" svg:x="20.394cm" svg:y="7.926cm">
          <draw:text-box>
            <text:p><text:span text:style-name="T2">Local catalogs</text:span></text:p>
          </draw:text-box>
        </draw:frame>
        <draw:g>
          <draw:custom-shape draw:style-name="gr12" draw:text-style-name="P7" draw:layer="layout" svg:width="2.105cm" svg:height="2.309cm" svg:x="24.811cm" svg:y="9.558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8" draw:layer="layout" svg:width="1.032cm" svg:height="1.957cm" svg:x="25.266cm" svg:y="11.215cm">
            <text:p/>
            <draw:enhanced-geometry svg:viewBox="0 0 21600 21600" draw:type="rectangle" draw:enhanced-path="M 0 0 L 21600 0 21600 21600 0 21600 0 0 Z N"/>
          </draw:custom-shape>
          <draw:custom-shape draw:style-name="gr13" draw:text-style-name="P8" draw:layer="layout" svg:width="1.032cm" svg:height="1.957cm" svg:x="26.463cm" svg:y="11.215cm">
            <text:p/>
            <draw:enhanced-geometry svg:viewBox="0 0 21600 21600" draw:type="rectangle" draw:enhanced-path="M 0 0 L 21600 0 21600 21600 0 21600 0 0 Z N"/>
          </draw:custom-shape>
        </draw:g>
        <draw:g>
          <draw:custom-shape draw:style-name="gr42" draw:text-style-name="P19" draw:layer="layout" svg:width="2.106cm" svg:height="2.309cm" svg:x="21.712cm" svg:y="15.733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20" draw:layer="layout" svg:width="1.032cm" svg:height="1.956cm" svg:x="22.167cm" svg:y="17.391cm">
            <text:p/>
            <draw:enhanced-geometry svg:viewBox="0 0 21600 21600" draw:type="rectangle" draw:enhanced-path="M 0 0 L 21600 0 21600 21600 0 21600 0 0 Z N"/>
          </draw:custom-shape>
          <draw:custom-shape draw:style-name="gr43" draw:text-style-name="P20" draw:layer="layout" svg:width="1.032cm" svg:height="1.956cm" svg:x="23.364cm" svg:y="17.391cm">
            <text:p/>
            <draw:enhanced-geometry svg:viewBox="0 0 21600 21600" draw:type="rectangle" draw:enhanced-path="M 0 0 L 21600 0 21600 21600 0 21600 0 0 Z N"/>
          </draw:custom-shape>
        </draw:g>
        <draw:frame draw:style-name="gr14" draw:text-style-name="P6" draw:layer="layout" svg:width="3.639cm" svg:height="0.962cm" svg:x="20.485cm" svg:y="14.295cm">
          <draw:text-box>
            <text:p><text:span text:style-name="T2">User data</text:span></text:p>
          </draw:text-box>
        </draw:frame>
        <draw:custom-shape draw:style-name="gr44" draw:text-style-name="P9" draw:layer="layout" svg:width="3.233cm" svg:height="16.366cm" svg:x="15.897cm" svg:y="2.684cm">
          <text:p/>
          <draw:enhanced-geometry svg:viewBox="0 0 21600 21600" draw:type="rectangle" draw:enhanced-path="M 0 0 L 21600 0 21600 21600 0 21600 0 0 Z N"/>
        </draw:custom-shape>
        <draw:custom-shape draw:style-name="gr16" draw:text-style-name="P21" draw:layer="layout" svg:width="2.611cm" svg:height="0.646cm" svg:x="16.265cm" svg:y="2.864cm">
          <text:p text:style-name="P3"><text:span text:style-name="T3">ADQL</text:span></text:p>
          <draw:enhanced-geometry svg:viewBox="0 0 21600 21600" draw:type="rectangle" draw:enhanced-path="M 0 0 L 21600 0 21600 21600 0 21600 0 0 Z N"/>
        </draw:custom-shape>
        <draw:frame draw:style-name="gr17" draw:text-style-name="P6" draw:layer="layout" svg:width="3.05cm" svg:height="1.089cm" svg:x="16.051cm" svg:y="1.412cm">
          <draw:text-box>
            <text:p><text:span text:style-name="T2">Firethorn</text:span></text:p>
          </draw:text-box>
        </draw:frame>
        <draw:custom-shape draw:style-name="gr18" draw:text-style-name="P9" draw:layer="layout" svg:width="3.338cm" svg:height="6.604cm" svg:x="12.051cm" svg:y="2.684cm">
          <text:p/>
          <draw:enhanced-geometry svg:viewBox="0 0 21600 21600" draw:type="rectangle" draw:enhanced-path="M 0 0 L 21600 0 21600 21600 0 21600 0 0 Z N"/>
        </draw:custom-shape>
        <draw:frame draw:style-name="gr19" draw:text-style-name="P11" draw:layer="layout" svg:width="2.254cm" svg:height="5.787cm" svg:x="12.305cm" svg:y="2.938cm">
          <draw:image xlink:href="Pictures/10000201000001080000020DFA44B70B.png" xlink:type="simple" xlink:show="embed" xlink:actuate="onLoad">
            <text:p/>
          </draw:image>
        </draw:frame>
        <draw:frame draw:style-name="gr20" draw:text-style-name="P6" draw:layer="layout" svg:width="4.447cm" svg:height="1.089cm" svg:x="11.259cm" svg:y="1.455cm">
          <draw:text-box>
            <text:p><text:span text:style-name="T2">User interface</text:span></text:p>
          </draw:text-box>
        </draw:frame>
        <draw:custom-shape draw:style-name="gr21" draw:text-style-name="P12" draw:layer="layout" svg:width="1.778cm" svg:height="1.651cm" svg:x="8.922cm" svg:y="6.363cm">
          <text:p/>
          <draw:enhanced-geometry svg:viewBox="0 0 21600 21600" draw:glue-points="10800 0 0 10800 10800 21600 21600 10800" draw:text-areas="5400 5400 16200 16200" draw:type="diamond" draw:enhanced-path="M 10800 0 L 21600 10800 10800 21600 0 10800 10800 0 Z N"/>
        </draw:custom-shape>
        <draw:frame draw:style-name="gr22" draw:text-style-name="P6" draw:layer="layout" svg:width="1.996cm" svg:height="0.966cm" svg:x="8.831cm" svg:y="5.504cm">
          <draw:text-box>
            <text:p><text:span text:style-name="T4">SAMP</text:span></text:p>
          </draw:text-box>
        </draw:frame>
        <draw:frame draw:style-name="gr45" draw:text-style-name="P16" draw:layer="layout" svg:width="4.342cm" svg:height="1.916cm" svg:x="11.115cm" svg:y="9.787cm">
          <draw:text-box>
            <text:p text:style-name="P3"><text:span text:style-name="T5">Flexible mapping</text:span></text:p>
            <text:p text:style-name="P3"><text:span text:style-name="T5">between services</text:span></text:p>
            <text:p text:style-name="P3"><text:span text:style-name="T5">and catalogs</text:span></text:p>
          </draw:text-box>
        </draw:frame>
        <draw:polygon draw:style-name="gr41" draw:text-style-name="P15" draw:layer="layout" svg:width="2.233cm" svg:height="0.821cm" svg:x="14.609cm" svg:y="6.796cm" svg:viewBox="0 0 2234 822" draw:points="1770,209 1772,2 2234,415 1766,822 1768,590 463,590 461,820 0,405 469,0 467,209">
          <text:p/>
        </draw:polygon>
        <draw:polygon draw:style-name="gr30" draw:text-style-name="P15" draw:layer="layout" svg:width="1.683cm" svg:height="0.819cm" svg:x="10.977cm" svg:y="6.779cm" svg:viewBox="0 0 1684 820" draw:points="1684,229 1684,610 463,610 461,820 0,405 469,0 467,229">
          <text:p/>
        </draw:polygon>
        <draw:frame draw:style-name="gr32" draw:text-style-name="P16" draw:layer="layout" svg:width="2.61cm" svg:height="0.806cm" svg:x="8.416cm" svg:y="11.564cm">
          <draw:text-box>
            <text:p text:style-name="P3"><text:span text:style-name="T5">TAP-V2.1</text:span></text:p>
          </draw:text-box>
        </draw:frame>
        <draw:frame draw:style-name="gr33" draw:text-style-name="P6" draw:layer="layout" svg:width="6.118cm" svg:height="1.024cm" svg:x="1.427cm" svg:y="1.479cm">
          <draw:text-box>
            <text:p><text:span text:style-name="T6">Client applications</text:span></text:p>
          </draw:text-box>
        </draw:frame>
        <draw:frame draw:style-name="gr34" draw:text-style-name="P17" draw:layer="layout" svg:width="2.502cm" svg:height="3.61cm" svg:x="2.934cm" svg:y="9.456cm">
          <draw:image xlink:href="Pictures/1000000000000221000002DC8A4B5F4E.png" xlink:type="simple" xlink:show="embed" xlink:actuate="onLoad">
            <text:p/>
          </draw:image>
        </draw:frame>
        <draw:frame draw:style-name="gr34" draw:text-style-name="P17" draw:layer="layout" svg:width="2.448cm" svg:height="2.497cm" svg:x="1.544cm" svg:y="8.885cm">
          <draw:image xlink:href="Pictures/100002010000011500000115B2F2E95F.png" xlink:type="simple" xlink:show="embed" xlink:actuate="onLoad">
            <text:p/>
          </draw:image>
        </draw:frame>
        <draw:frame draw:style-name="gr34" draw:text-style-name="P17" draw:layer="layout" svg:width="2.618cm" svg:height="2.645cm" svg:x="2.648cm" svg:y="15.967cm">
          <draw:image xlink:href="Pictures/100000000000006300000064523AD13E.gif" xlink:type="simple" xlink:show="embed" xlink:actuate="onLoad">
            <text:p/>
          </draw:image>
        </draw:frame>
        <draw:frame draw:style-name="gr34" draw:text-style-name="P17" draw:layer="layout" svg:width="3.438cm" svg:height="1.797cm" svg:x="1.429cm" svg:y="14.73cm">
          <draw:image xlink:href="Pictures/10000200000001080000008A9B6F06B3.gif" xlink:type="simple" xlink:show="embed" xlink:actuate="onLoad">
            <text:p/>
          </draw:image>
        </draw:frame>
        <draw:polygon draw:style-name="gr36" draw:text-style-name="P12" draw:layer="layout" svg:width="1.526cm" svg:height="0.651cm" svg:x="5.573cm" svg:y="16.608cm" svg:viewBox="0 0 1527 652" draw:points="1165,174 1166,0 1527,324 1162,641 1163,472 362,472 360,652 0,327 366,10 365,174">
          <text:p/>
        </draw:polygon>
        <draw:polygon draw:style-name="gr37" draw:text-style-name="P10" draw:layer="layout" svg:width="1.48cm" svg:height="0.642cm" svg:x="5.574cm" svg:y="17.341cm" svg:viewBox="0 0 1481 643" draw:points="1481,165 1481,463 362,463 360,643 0,317 366,0 365,165">
          <text:p/>
        </draw:polygon>
        <draw:frame draw:style-name="gr33" draw:text-style-name="P6" draw:layer="layout" svg:width="3.581cm" svg:height="1.024cm" svg:x="1.739cm" svg:y="7.733cm">
          <draw:text-box>
            <text:p><text:span text:style-name="T6">TopCat</text:span></text:p>
          </draw:text-box>
        </draw:frame>
        <draw:frame draw:style-name="gr33" draw:text-style-name="P6" draw:layer="layout" svg:width="3.04cm" svg:height="1.024cm" svg:x="1.966cm" svg:y="13.565cm">
          <draw:text-box>
            <text:p><text:span text:style-name="T6">Aladin</text:span></text:p>
          </draw:text-box>
        </draw:frame>
        <draw:polygon draw:style-name="gr36" draw:text-style-name="P12" draw:layer="layout" svg:width="1.526cm" svg:height="0.651cm" svg:x="5.574cm" svg:y="10.633cm" svg:viewBox="0 0 1527 652" draw:points="1165,174 1166,0 1527,324 1162,641 1163,472 362,472 360,652 0,327 366,10 365,174">
          <text:p/>
        </draw:polygon>
        <draw:polygon draw:style-name="gr37" draw:text-style-name="P10" draw:layer="layout" svg:width="1.48cm" svg:height="0.642cm" svg:x="5.575cm" svg:y="11.366cm" svg:viewBox="0 0 1481 643" draw:points="1481,165 1481,463 362,463 360,643 0,317 366,0 365,165">
          <text:p/>
        </draw:polygon>
        <draw:custom-shape draw:style-name="gr38" draw:text-style-name="P18" draw:layer="layout" svg:width="1.468cm" svg:height="1.352cm" svg:x="9.001cm" svg:y="3.882cm">
          <text:p/>
          <draw:enhanced-geometry svg:viewBox="0 0 21600 21600" draw:type="rectangle" draw:enhanced-path="M 0 0 L 21600 0 21600 21600 0 21600 0 0 Z N"/>
        </draw:custom-shape>
        <draw:frame draw:style-name="gr22" draw:text-style-name="P6" draw:layer="layout" svg:width="1.996cm" svg:height="0.966cm" svg:x="8.745cm" svg:y="2.686cm">
          <draw:text-box>
            <text:p><text:span text:style-name="T4">HTML</text:span></text:p>
          </draw:text-box>
        </draw:frame>
        <draw:polygon draw:style-name="gr30" draw:text-style-name="P15" draw:layer="layout" svg:width="1.683cm" svg:height="0.819cm" svg:x="10.936cm" svg:y="4.063cm" svg:viewBox="0 0 1684 820" draw:points="1684,229 1684,610 463,610 461,820 0,405 469,0 467,229">
          <text:p/>
        </draw:polygon>
        <draw:frame draw:style-name="gr39" draw:text-style-name="P6" draw:layer="layout" svg:width="4.472cm" svg:height="1.673cm" svg:x="1.711cm" svg:y="2.93cm">
          <draw:text-box>
            <text:p><text:span text:style-name="T6">Web browser</text:span></text:p>
          </draw:text-box>
        </draw:frame>
        <draw:frame draw:style-name="gr34" draw:text-style-name="P17" draw:layer="layout" svg:width="3.875cm" svg:height="2.23cm" svg:x="1.999cm" svg:y="4.12cm">
          <draw:image xlink:href="Pictures/10000201000003B80000022440FFC5B2.png" xlink:type="simple" xlink:show="embed" xlink:actuate="onLoad">
            <text:p/>
          </draw:image>
        </draw:frame>
        <draw:polygon draw:style-name="gr40" draw:text-style-name="P18" draw:layer="layout" svg:width="1.48cm" svg:height="0.642cm" svg:x="6.027cm" svg:y="4.33cm" svg:viewBox="0 0 1481 643" draw:points="1481,165 1481,463 362,463 360,643 0,317 366,0 365,165">
          <text:p/>
        </draw:polygon>
        <draw:polygon draw:style-name="gr46" draw:text-style-name="P15" draw:layer="layout" svg:width="2.949cm" svg:height="0.827cm" svg:x="18.289cm" svg:y="9.587cm" svg:viewBox="0 0 2950 828" draw:points="2486,224 2488,0 2950,413 2482,820 2484,605 463,605 461,828 0,413 469,8 467,224">
          <text:p/>
        </draw:polygon>
        <draw:polygon draw:style-name="gr46" draw:text-style-name="P15" draw:layer="layout" svg:width="2.949cm" svg:height="0.827cm" svg:x="18.237cm" svg:y="15.646cm" svg:viewBox="0 0 2950 828" draw:points="2486,224 2488,0 2950,413 2482,820 2484,605 463,605 461,828 0,413 469,8 467,224">
          <text:p/>
        </draw:polygon>
        <draw:g>
          <draw:custom-shape draw:style-name="gr47" draw:text-style-name="P19" draw:layer="layout" svg:width="2.105cm" svg:height="2.309cm" svg:x="24.804cm" svg:y="15.743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20" draw:layer="layout" svg:width="1.032cm" svg:height="1.957cm" svg:x="25.259cm" svg:y="17.4cm">
            <text:p/>
            <draw:enhanced-geometry svg:viewBox="0 0 21600 21600" draw:type="rectangle" draw:enhanced-path="M 0 0 L 21600 0 21600 21600 0 21600 0 0 Z N"/>
          </draw:custom-shape>
          <draw:custom-shape draw:style-name="gr48" draw:text-style-name="P20" draw:layer="layout" svg:width="1.032cm" svg:height="1.957cm" svg:x="26.456cm" svg:y="17.4cm">
            <text:p/>
            <draw:enhanced-geometry svg:viewBox="0 0 21600 21600" draw:type="rectangle" draw:enhanced-path="M 0 0 L 21600 0 21600 21600 0 21600 0 0 Z N"/>
          </draw:custom-shape>
        </draw:g>
        <draw:g>
          <draw:custom-shape draw:style-name="gr49" draw:text-style-name="P19" draw:layer="layout" svg:width="1.669cm" svg:height="1.578cm" svg:x="8.653cm" svg:y="12.267cm">
            <text:p text:style-name="P3"><text:span text:style-name="T1">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0" draw:layer="layout" svg:width="0.758cm" svg:height="1.099cm" svg:x="9.017cm" svg:y="13.339cm">
            <text:p/>
            <draw:enhanced-geometry svg:viewBox="0 0 21600 21600" draw:type="rectangle" draw:enhanced-path="M 0 0 L 21600 0 21600 21600 0 21600 0 0 Z N"/>
          </draw:custom-shape>
          <draw:custom-shape draw:style-name="gr51" draw:text-style-name="P20" draw:layer="layout" svg:width="0.758cm" svg:height="1.099cm" svg:x="9.927cm" svg:y="13.339cm">
            <text:p text:style-name="P14"><text:span text:style-name="T1"><text:s/></text:span></text:p>
            <draw:enhanced-geometry svg:viewBox="0 0 21600 21600" draw:type="rectangle" draw:enhanced-path="M 0 0 L 21600 0 21600 21600 0 21600 0 0 Z N"/>
          </draw:custom-shape>
          <draw:custom-shape draw:style-name="gr51" draw:text-style-name="P20" draw:layer="layout" svg:width="0.758cm" svg:height="1.099cm" svg:x="10.874cm" svg:y="13.36cm">
            <text:p text:style-name="P14"><text:span text:style-name="T1"><text:s/></text:span></text:p>
            <draw:enhanced-geometry svg:viewBox="0 0 21600 21600" draw:type="rectangle" draw:enhanced-path="M 0 0 L 21600 0 21600 21600 0 21600 0 0 Z N"/>
          </draw:custom-shape>
        </draw:g>
        <draw:g>
          <draw:custom-shape draw:style-name="gr49" draw:text-style-name="P19" draw:layer="layout" svg:width="1.669cm" svg:height="1.578cm" svg:x="8.655cm" svg:y="9.132cm">
            <text:p text:style-name="P3"><text:span text:style-name="T1">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0" draw:layer="layout" svg:width="0.758cm" svg:height="1.099cm" svg:x="9.019cm" svg:y="10.204cm">
            <text:p/>
            <draw:enhanced-geometry svg:viewBox="0 0 21600 21600" draw:type="rectangle" draw:enhanced-path="M 0 0 L 21600 0 21600 21600 0 21600 0 0 Z N"/>
          </draw:custom-shape>
          <draw:custom-shape draw:style-name="gr51" draw:text-style-name="P20" draw:layer="layout" svg:width="0.758cm" svg:height="1.099cm" svg:x="9.929cm" svg:y="10.204cm">
            <text:p text:style-name="P14"><text:span text:style-name="T1"><text:s/></text:span></text:p>
            <draw:enhanced-geometry svg:viewBox="0 0 21600 21600" draw:type="rectangle" draw:enhanced-path="M 0 0 L 21600 0 21600 21600 0 21600 0 0 Z N"/>
          </draw:custom-shape>
        </draw:g>
        <draw:polygon draw:style-name="gr52" draw:text-style-name="P15" draw:layer="layout" svg:width="4.869cm" svg:height="0.847cm" svg:x="11.934cm" svg:y="11.559cm" svg:viewBox="0 0 4870 848" draw:points="4407,203 4408,28 4870,441 4402,848 4404,584 463,584 461,820 0,405 469,0 467,203">
          <text:p/>
        </draw:polygon>
        <draw:polygon draw:style-name="gr53" draw:text-style-name="P15" draw:layer="layout" svg:width="2.873cm" svg:height="0.825cm" svg:x="18.34cm" svg:y="4.136cm" svg:viewBox="0 0 2874 826" draw:points="2410,222 2412,0 2874,413 2406,820 2408,603 463,603 461,826 0,411 469,6 467,222">
          <text:p/>
        </draw:polygon>
        <draw:custom-shape draw:style-name="gr54" draw:text-style-name="P22" draw:layer="layout" svg:width="6.088cm" svg:height="4.523cm" svg:x="9.133cm" svg:y="15.2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olygon draw:style-name="gr55" draw:text-style-name="P23" draw:layer="layout" svg:width="1.956cm" svg:height="1.955cm" svg:x="9.742cm" svg:y="16.734cm" svg:viewBox="0 0 1957 1956" draw:points="1804,912 1825,910 1880,919 1957,951 1957,1005 1880,1037 1825,1046 1804,1045 1793,1127 1813,1131 1864,1154 1931,1205 1916,1257 1834,1268 1778,1263 1759,1256 1726,1333 1745,1342 1789,1378 1839,1444 1812,1491 1730,1480 1677,1460 1660,1449 1609,1515 1625,1528 1658,1574 1689,1651 1651,1689 1574,1657 1529,1625 1515,1609 1449,1660 1460,1677 1480,1729 1491,1812 1444,1839 1378,1788 1342,1745 1333,1726 1256,1758 1263,1778 1269,1834 1258,1916 1206,1930 1154,1864 1132,1813 1128,1793 1045,1804 1046,1824 1037,1880 1005,1956 951,1956 919,1880 910,1824 912,1804 829,1793 825,1813 802,1864 751,1930 699,1916 688,1834 693,1778 700,1758 623,1726 614,1745 579,1788 512,1839 466,1812 476,1729 496,1677 508,1660 441,1609 428,1625 383,1657 305,1689 267,1651 299,1574 331,1528 348,1515 296,1449 279,1460 227,1480 144,1491 117,1444 168,1378 211,1342 230,1333 198,1256 179,1263 123,1268 40,1257 26,1205 92,1154 143,1131 164,1127 153,1045 132,1046 77,1037 0,1005 0,951 77,919 132,910 153,912 164,829 143,825 92,802 26,751 40,699 123,688 179,693 198,700 230,623 211,614 168,578 117,512 144,466 227,476 279,496 296,508 348,441 331,428 299,383 267,305 305,267 383,299 428,332 441,348 508,297 496,279 476,227 466,144 512,117 579,168 614,211 623,230 700,198 693,179 688,123 699,40 751,26 802,92 825,143 829,164 912,153 910,132 919,77 951,0 1005,0 1037,77 1046,132 1045,153 1128,164 1132,143 1154,92 1206,26 1258,40 1269,123 1263,179 1256,198 1333,230 1342,211 1378,168 1444,117 1491,144 1480,227 1460,279 1449,297 1515,348 1529,332 1574,299 1651,267 1689,305 1658,383 1625,428 1609,441 1660,508 1677,496 1730,476 1812,466 1839,512 1789,578 1745,614 1726,623 1759,700 1778,693 1834,688 1916,699 1931,751 1864,802 1813,825 1793,829">
              <text:p/>
            </draw:polygon>
            <draw:path draw:style-name="gr55" draw:text-style-name="P23" draw:layer="layout" svg:width="0.236cm" svg:height="0.236cm" svg:x="10.602cm" svg:y="17.594cm" svg:viewBox="0 0 237 237" svg:d="M237 119c0 65-53 118-118 118-66 0-119-53-119-118 0-66 53-119 119-119 65 0 118 53 118 119z">
              <text:p/>
            </draw:path>
          </draw:g>
          <draw:g>
            <draw:polygon draw:style-name="gr55" draw:text-style-name="P23" draw:layer="layout" svg:width="0.902cm" svg:height="0.871cm" svg:x="11.319cm" svg:y="18.062cm" svg:viewBox="0 0 903 872" draw:points="748,385 800,376 823,377 903,414 903,458 823,495 800,497 748,487 722,569 769,592 787,607 829,683 803,719 717,702 698,690 661,652 592,702 616,749 622,772 612,858 570,872 510,808 501,786 494,734 408,734 401,786 392,808 333,872 290,858 280,772 286,749 311,702 241,652 205,690 185,702 99,719 73,683 115,607 134,592 181,569 155,487 102,497 79,495 0,458 0,414 79,377 102,376 155,385 181,303 134,280 115,265 73,189 99,153 185,170 205,182 241,220 311,170 286,123 280,100 290,14 333,0 392,64 401,86 408,138 494,138 501,86 510,64 570,0 612,14 622,100 616,123 592,170 661,220 698,182 717,170 803,153 829,189 787,265 769,280 722,303">
              <text:p/>
            </draw:polygon>
            <draw:path draw:style-name="gr55" draw:text-style-name="P23" draw:layer="layout" svg:width="0.236cm" svg:height="0.236cm" svg:x="11.652cm" svg:y="18.381cm" svg:viewBox="0 0 237 237" svg:d="M237 118c0 66-53 119-118 119-66 0-119-53-119-119 0-65 53-118 119-118 65 0 118 53 118 118z">
              <text:p/>
            </draw:path>
          </draw:g>
        </draw:g>
        <draw:g>
          <draw:g>
            <draw:polygon draw:style-name="standard" draw:layer="layout" svg:width="1.873cm" svg:height="1.807cm" draw:transform="skewX (0.0370009801422798) rotate (2.90562413872016) translate (13.9403848711638cm 17.9076538948472cm)" svg:viewBox="0 0 1874 1808" draw:points="1801,868 1837,877 1874,891 1874,918 1837,931 1801,940 1798,973 1834,986 1868,1004 1865,1031 1826,1040 1789,1045 1783,1077 1816,1094 1848,1116 1841,1142 1802,1147 1764,1147 1754,1178 1784,1199 1813,1225 1803,1250 1763,1250 1726,1245 1712,1274 1739,1299 1764,1328 1751,1352 1712,1347 1676,1338 1658,1365 1682,1393 1703,1425 1686,1447 1648,1437 1614,1424 1592,1449 1612,1479 1629,1514 1610,1533 1574,1519 1541,1502 1516,1524 1532,1557 1545,1592 1523,1610 1489,1592 1459,1570 1431,1589 1443,1624 1450,1661 1427,1675 1395,1653 1368,1628 1339,1644 1346,1679 1348,1717 1323,1728 1294,1702 1271,1674 1239,1686 1242,1722 1239,1760 1213,1769 1188,1739 1168,1709 1135,1717 1133,1753 1126,1790 1099,1795 1077,1763 1062,1730 1028,1734 1021,1770 1010,1806 982,1808 965,1773 953,1739 920,1739 908,1773 892,1807 864,1806 852,1770 845,1734 811,1730 796,1763 775,1795 747,1790 740,1753 738,1717 705,1709 685,1739 661,1768 634,1760 632,1722 634,1686 603,1674 579,1702 550,1728 525,1717 528,1679 535,1643 506,1628 478,1652 447,1675 423,1660 430,1623 442,1589 415,1570 384,1591 350,1609 329,1592 341,1556 357,1523 332,1501 300,1519 263,1533 244,1513 261,1479 281,1448 260,1423 225,1437 187,1446 171,1424 192,1392 216,1365 198,1337 161,1346 123,1351 109,1328 134,1298 161,1274 147,1244 110,1249 71,1249 61,1224 89,1198 120,1177 109,1146 72,1146 33,1141 26,1115 58,1093 91,1076 84,1044 47,1039 9,1030 6,1003 40,985 75,972 73,939 36,931 0,917 0,890 36,876 73,867 75,834 40,821 6,803 9,777 47,767 84,763 91,731 58,713 26,691 33,665 72,661 109,661 120,630 89,609 61,583 71,558 110,558 147,563 161,533 134,508 109,479 123,456 161,460 198,470 216,442 192,414 171,382 187,361 225,370 260,383 281,359 261,328 244,294 263,274 300,288 332,306 357,284 341,251 329,215 351,198 384,216 415,237 442,218 431,184 423,147 447,132 478,155 506,179 535,164 528,128 525,91 550,79 579,105 603,133 634,121 632,85 634,47 661,39 686,68 706,99 738,91 740,55 747,17 775,12 796,44 812,77 845,73 852,38 864,1 892,0 909,34 920,69 953,69 965,34 982,0 1010,2 1021,38 1029,73 1062,77 1078,45 1099,12 1126,18 1133,55 1135,91 1168,99 1188,68 1213,39 1239,48 1242,85 1239,122 1271,134 1294,105 1323,80 1348,91 1346,128 1339,164 1368,180 1395,155 1427,133 1450,147 1443,184 1431,219 1459,238 1489,216 1523,198 1545,215 1533,251 1516,284 1541,306 1574,289 1610,275 1629,294 1613,329 1592,359 1614,384 1648,371 1686,361 1703,383 1682,415 1658,443 1676,470 1712,461 1751,456 1764,480 1739,509 1712,534 1726,563 1763,559 1803,558 1813,583 1784,609 1754,630 1764,661 1802,661 1841,666 1848,692 1816,714 1783,732 1789,763 1826,768 1865,777 1868,804 1834,822 1798,835">
              <text:p/>
            </draw:polygon>
            <draw:path draw:style-name="standard" draw:layer="layout" svg:width="0.226cm" svg:height="0.218cm" draw:transform="skewX (0.0364773813666815) rotate (2.90527507286976) translate (13.3540332605313cm 16.9492617095296cm)" svg:viewBox="0 0 227 219" svg:d="M227 110c0 60-51 109-114 109-62 0-113-49-113-109 0-61 51-110 113-110 63 0 114 49 114 110z">
              <text:p/>
            </draw:path>
          </draw:g>
          <draw:polygon draw:style-name="standard" draw:layer="layout" svg:width="0.426cm" svg:height="0.408cm" draw:transform="skewX (0.0516617458590322) rotate (2.63160744615705) translate (13.8518066468836cm 16.1537301847564cm)" svg:viewBox="0 0 427 409" draw:points="354,180 378,176 390,177 427,195 427,215 390,232 378,233 354,229 341,267 364,278 372,285 393,321 380,337 340,329 330,323 313,306 280,329 292,351 295,361 290,402 270,409 242,379 237,368 234,344 194,344 190,368 186,378 157,408 138,402 133,361 135,351 147,329 114,305 97,323 88,329 47,337 35,320 55,284 63,277 85,266 73,228 48,233 38,231 0,214 0,194 38,176 48,176 73,180 85,142 63,131 55,124 35,88 47,71 88,80 97,85 114,103 147,80 135,58 133,47 137,7 157,0 186,30 190,40 193,65 234,65 237,40 241,30 269,0 289,7 294,47 292,58 280,80 313,103 330,86 339,80 380,72 392,89 372,125 364,132 341,142">
            <text:p/>
          </draw:polygon>
        </draw:g>
        <draw:frame draw:style-name="gr56" draw:text-style-name="P16" draw:layer="layout" svg:width="4.833cm" svg:height="1.916cm" svg:x="9.72cm" svg:y="16.074cm">
          <draw:text-box>
            <text:p text:style-name="P3"><text:span text:style-name="T5">Compute resources</text:span></text:p>
            <text:p text:style-name="P3"><text:span text:style-name="T5">for end user</text:span></text:p>
            <text:p text:style-name="P3"><text:span text:style-name="T5">data analysis</text:span></text:p>
          </draw:text-box>
        </draw:frame>
        <draw:polygon draw:style-name="gr57" draw:text-style-name="P15" draw:layer="layout" svg:width="2.802cm" svg:height="0.831cm" svg:x="14.041cm" svg:y="16.387cm" svg:viewBox="0 0 2803 832" draw:points="2339,207 2341,0 2803,413 2335,820 2337,588 463,588 461,832 0,417 469,12 467,207">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5-10-07T12:45:32.046513255</dc:date>
    <meta:editing-duration>PT1H43M43S</meta:editing-duration>
    <meta:editing-cycles>8</meta:editing-cycles>
    <meta:generator>LibreOffice/4.4.5.2$Linux_X86_64 LibreOffice_project/40$Build-2</meta:generator>
    <meta:document-statistic meta:object-count="151"/>
  </office:meta>
</office:document-meta>
</file>